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Renderer.convertClientId( FacesContext context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nderer.encodeRecursive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